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3.851cm" fo:break-before="auto" style:use-optimal-row-height="true"/>
    </style:style>
    <style:style style:name="ro13" style:family="table-row">
      <style:table-row-properties style:row-height="4.322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="Arial" style:font-name-complex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1"/>
        <table:table-column table:style-name="co11" table:default-cell-style-name="ce51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2" office:value-type="string" calcext:value-type="string">
            <text:p>Cenário de Teste</text:p>
          </table:table-cell>
          <table:table-cell table:style-name="ce52" office:value-type="string" calcext:value-type="string">
            <text:p>Passos</text:p>
          </table:table-cell>
          <table:table-cell table:style-name="ce52" office:value-type="string" calcext:value-type="string">
            <text:p>Resultados esperados</text:p>
          </table:table-cell>
          <table:table-cell table:style-name="ce55" office:value-type="string" calcext:value-type="string">
            <text:p>Resultado da Execução</text:p>
          </table:table-cell>
          <table:table-cell table:style-name="ce55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1</text:p>
          </table:table-cell>
          <table:table-cell table:style-name="ce53" office:value-type="string" calcext:value-type="string">
            <text:p>Emitir Lista de Frequência corretamente.</text:p>
          </table:table-cell>
          <table:table-cell table:style-name="ce53" office:value-type="string" calcext:value-type="string">
            <text:p><text:span text:style-name="T1">1. Coordenador seleciona opção para realizar frequência.</text:span></text:p>
            <text:p><text:span text:style-name="T1">2. Coordenador preenche todos os campos corretamente da seleção de turma.</text:span></text:p>
            <text:p><text:span text:style-name="T1">3. Coordenador seleciona a turma</text:span></text:p>
            <text:p><text:span text:style-name="T1">4. Coordenador seleciona opção para emitir a frequência</text:span></text:p>
            <text:p/>
          </table:table-cell>
          <table:table-cell table:style-name="ce53" office:value-type="string" calcext:value-type="string">
            <text:p>Um documento com a frequência dos estagiários cadastrados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2</text:p>
          </table:table-cell>
          <table:table-cell table:style-name="ce53" office:value-type="string" calcext:value-type="string">
            <text:p>Inserir dados inválidos na seleção da turma para emissão da frequência.</text:p>
          </table:table-cell>
          <table:table-cell table:style-name="ce53" office:value-type="string" calcext:value-type="string">
            <text:p><text:span text:style-name="T2">1. Coordenador seleciona opção para realizar frequência.</text:span></text:p>
            <text:p><text:span text:style-name="T1">2. Coordenador preenche o ano com caracteres inválidos.</text:span></text:p>
            <text:p><text:span text:style-name="T1">3. Coordenador seleciona as opções de turma.</text:span></text:p>
            <text:p><text:span text:style-name="T2">4. Coordenador seleciona opção para emitir a frequência</text:span></text:p>
            <text:p/>
          </table:table-cell>
          <table:table-cell table:style-name="ce53" office:value-type="string" calcext:value-type="string">
            <text:p>O sistema não permite a inserção de caracteres <text:s/>inválidos no campo ano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3</text:p>
          </table:table-cell>
          <table:table-cell table:style-name="ce53" office:value-type="string" calcext:value-type="string">
            <text:p>Alterar dados da turma antes de emitir a frequência.</text:p>
          </table:table-cell>
          <table:table-cell table:style-name="ce53" office:value-type="string" calcext:value-type="string">
            <text:p><text:span text:style-name="T2">1. Coordenador seleciona opção para realizar frequência.</text:span></text:p>
            <text:p><text:span text:style-name="T1">2.  Coordenador preenche todos os campos corretamente da seleção de turma.</text:span></text:p>
            <text:p><text:span text:style-name="T1">3. Coordenador altera os dados da seleção da turma.</text:span></text:p>
            <text:p><text:span text:style-name="T2">4. Coordenador seleciona opção para emitir a frequência</text:span></text:p>
            <text:p/>
          </table:table-cell>
          <table:table-cell table:style-name="ce53" office:value-type="string" calcext:value-type="string">
            <text:p>O sistema emite a frequência da turma com os últimos dados inseridos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4</text:p>
          </table:table-cell>
          <table:table-cell table:style-name="ce53" office:value-type="string" calcext:value-type="string">
            <text:p>Alterar com dados inválidos a turma antes de emitir a frequência.</text:p>
          </table:table-cell>
          <table:table-cell table:style-name="ce53" office:value-type="string" calcext:value-type="string">
            <text:p><text:span text:style-name="T2">1. Coordenador seleciona opção para realizar frequência.</text:span></text:p>
            <text:p><text:span text:style-name="T1">2.  Coordenador preenche todos os campos corretamente da seleção de turma.</text:span></text:p>
            <text:p><text:span text:style-name="T1">3. Coordenador altera os dados da seleção da turma com dados inválidos.</text:span></text:p>
            <text:p><text:span text:style-name="T2">4. Coordenador seleciona opção para emitir a frequência</text:span></text:p>
          </table:table-cell>
          <table:table-cell table:style-name="ce53" office:value-type="string" calcext:value-type="string">
            <text:p>O sistema não permite a emissão da frequência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 office:value-type="string" calcext:value-type="string">
            <text:p>Emitir Lista Frequência</text:p>
          </table:table-cell>
          <table:table-cell table:style-name="ce50" office:value-type="string" calcext:value-type="string">
            <text:p>EMITIR</text:p>
          </table:table-cell>
          <table:table-cell table:style-name="ce50" office:value-type="string" calcext:value-type="string">
            <text:p>TC_008_05</text:p>
          </table:table-cell>
          <table:table-cell table:style-name="ce53" office:value-type="string" calcext:value-type="string">
            <text:p>Deixar dados da seleção de turma em branco.</text:p>
          </table:table-cell>
          <table:table-cell table:style-name="ce53" office:value-type="string" calcext:value-type="string">
            <text:p><text:span text:style-name="T2">1. Coordenador seleciona opção para realizar frequência.</text:span></text:p>
            <text:p><text:span text:style-name="T1">2. Coordenador deixa os campos em branco da seleção de turma</text:span></text:p>
            <text:p><text:span text:style-name="T2"/></text:p>
            <text:p/>
          </table:table-cell>
          <table:table-cell table:style-name="ce53" office:value-type="string" calcext:value-type="string">
            <text:p>O sistema não habilita a opção de emissão da frequência.</text:p>
          </table:table-cell>
          <table:table-cell table:style-name="ce56" table:number-columns-repeated="2"/>
          <table:table-cell table:style-name="ce46" table:number-columns-repeated="1015"/>
        </table:table-row>
        <table:table-row table:style-name="ro18" table:number-rows-repeated="9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8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4"/>
          <table:table-cell table:style-name="Default"/>
        </table:table-row>
        <table:table-row table:style-name="ro18">
          <table:table-cell table:style-name="ce46"/>
          <table:table-cell table:style-name="ce50" table:number-columns-repeated="3"/>
          <table:table-cell table:style-name="ce53" table:number-columns-repeated="3"/>
          <table:table-cell table:style-name="ce56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0:56:16.0932836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11:00:50.725975296</dc:date>
    <meta:editing-duration>PT3H12M54S</meta:editing-duration>
    <meta:editing-cycles>18</meta:editing-cycles>
    <meta:document-statistic meta:table-count="4" meta:cell-count="79" meta:object-count="0"/>
  </office:meta>
</office:document-meta>
</file>